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9.132cm" svg:y="0.1cm">
            <draw:object draw:notify-on-update-of-ranges="Hoja1.B2:Hoja1.B8 Hoja1.D2:Hoja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iente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mo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ales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54000" calcext:value-type="float">
            <text:p>15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cía</text:p>
          </table:table-cell>
          <table:table-cell office:value-type="date" office:date-value="2022-10-04" calcext:value-type="date">
            <text:p>2022-10-04</text:p>
          </table:table-cell>
          <table:table-cell office:value-type="float" office:value="450221" calcext:value-type="float">
            <text:p>450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uilera</text:p>
          </table:table-cell>
          <table:table-cell office:value-type="date" office:date-value="2022-10-07" calcext:value-type="date">
            <text:p>2022-10-07</text:p>
          </table:table-cell>
          <table:table-cell office:value-type="float" office:value="32212" calcext:value-type="float">
            <text:p>32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ez</text:p>
          </table:table-cell>
          <table:table-cell office:value-type="date" office:date-value="2022-11-17" calcext:value-type="date">
            <text:p>2022-11-17</text:p>
          </table:table-cell>
          <table:table-cell office:value-type="float" office:value="342200" calcext:value-type="float">
            <text:p>342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rrales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232223" calcext:value-type="float">
            <text:p>232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rez</text:p>
          </table:table-cell>
          <table:table-cell office:value-type="date" office:date-value="2022-12-03" calcext:value-type="date">
            <text:p>2022-12-03</text:p>
          </table:table-cell>
          <table:table-cell office:value-type="float" office:value="232223" calcext:value-type="float">
            <text:p>232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uilera</text:p>
          </table:table-cell>
          <table:table-cell office:value-type="date" office:date-value="2022-12-03" calcext:value-type="date">
            <text:p>2022-12-03</text:p>
          </table:table-cell>
          <table:table-cell office:value-type="float" office:value="455000" calcext:value-type="float">
            <text:p>4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8:34:41.539548904</meta:creation-date>
    <dc:date>2022-11-16T08:55:16.133783334</dc:date>
    <meta:editing-duration>PT10M24S</meta:editing-duration>
    <meta:editing-cycles>1</meta:editing-cycles>
    <meta:document-statistic meta:table-count="1" meta:cell-count="3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top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29cm" svg:y="0.316cm" chart:style-name="ch2">
          <text:p>Ventas</text:p>
        </chart:title>
        <chart:legend chart:legend-position="end" svg:x="10.482cm" svg:y="4.002cm" style:legend-expansion="high" chart:style-name="ch3"/>
        <chart:plot-area chart:style-name="ch4" table:cell-range-address="Hoja1.B2:Hoja1.B8 Hoja1.D2:Hoja1.D8" chart:data-source-has-labels="row" svg:x="1.331cm" svg:y="1.275cm" svg:width="8.831cm" svg:height="6.564cm">
          <chart:coordinate-region svg:x="2.693cm" svg:y="1.474cm" svg:width="7.469cm" svg:height="5.718cm"/>
          <chart:axis chart:dimension="x" chart:name="primary-x" chart:style-name="ch5">
            <chart:title svg:x="5.093cm" svg:y="8.019cm" chart:style-name="ch6">
              <text:p>Clientes</text:p>
            </chart:title>
          </chart:axis>
          <chart:axis chart:dimension="y" chart:name="primary-y" chart:style-name="ch7">
            <chart:title svg:x="0.451cm" svg:y="5.143cm" chart:style-name="ch8">
              <text:p>Montos</text:p>
            </chart:title>
            <chart:grid chart:style-name="ch9" chart:class="major"/>
          </chart:axis>
          <chart:series chart:style-name="ch10" chart:values-cell-range-address="Hoja1.D2:Hoja1.D8" chart:label-cell-address="Hoja1.B2:Hoja1.B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ales García Aguilera Perez Corrales Perez Aguilera</text:p>
                <text:list>
                  <text:list-item>
                    <text:p>Corrales</text:p>
                  </text:list-item>
                  <text:list-item>
                    <text:p>García</text:p>
                  </text:list-item>
                  <text:list-item>
                    <text:p>Aguilera</text:p>
                  </text:list-item>
                  <text:list-item>
                    <text:p>Perez</text:p>
                  </text:list-item>
                  <text:list-item>
                    <text:p>Corrales</text:p>
                  </text:list-item>
                  <text:list-item>
                    <text:p>Perez</text:p>
                  </text:list-item>
                  <text:list-item>
                    <text:p>Aguilera</text:p>
                  </text:list-item>
                </text:list>
                <draw:g>
                  <svg:desc>Hoja1.B2:Hoja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000">
                <text:p>154000</text:p>
                <draw:g>
                  <svg:desc>Hoja1.D2:Hoja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221">
                <text:p>45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12">
                <text:p>32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2200">
                <text:p>342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223">
                <text:p>232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223">
                <text:p>23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000">
                <text:p>45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